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556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margin-left="0.965cm" fo:margin-right="0cm" fo:text-align="start" fo:text-indent="0cm"/>
    </style:style>
    <style:style style:name="P3" style:family="paragraph">
      <style:paragraph-properties fo:margin-left="0.965cm" fo:margin-right="0cm" fo:text-align="start" fo:text-indent="0cm"/>
      <style:text-properties style:font-name="Courier New1" fo:font-size="20pt" style:font-size-asian="20pt" style:font-size-complex="20pt"/>
    </style:style>
    <style:style style:name="T1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Courier New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Dependency Injection</text:p>
          </draw:text-box>
        </draw:frame>
        <draw:frame presentation:style-name="pr2" draw:text-style-name="P3" draw:layer="layout" svg:width="25.199cm" svg:height="6.556cm" svg:x="1.217cm" svg:y="3.604cm" presentation:class="subtitle" presentation:user-transformed="true">
          <draw:text-box>
            <text:list text:style-name="L1">
              <text:list-header>
                <text:p text:style-name="P2"><text:span text:style-name="T1">Annotations:</text:span><text:span text:style-name="T2"><text:line-break/></text:span><text:span text:style-name="T2">@Singleton</text:span></text:p>
                <text:p text:style-name="P2"><text:span text:style-name="T2">@Inject</text:span><text:span text:style-name="T2"><text:line-break/></text:span><text:span text:style-name="T2"><text:line-break/></text:span><text:span text:style-name="T1">Example:</text:span><text:span text:style-name="T2"><text:line-break/></text:span><text:span text:style-name="T2">@Inject</text:span><text:span text:style-name="T2"><text:line-break/></text:span><text:span text:style-name="T2">Provider&lt;Operator&gt; provider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dddddd" draw:fill="solid" draw:fill-color="#dddddd" draw:fill-image-width="0cm" draw:fill-image-height="0cm" draw:textarea-vertical-align="middle" draw:shadow="visible" draw:shadow-offset-x="0.051cm" draw:shadow-offset-y="0.051cm" draw:shadow-opacity="3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0:42:33.138801271</meta:creation-date>
    <dc:date>2016-12-22T11:46:47.017419441</dc:date>
    <meta:editing-duration>PT8H36M50S</meta:editing-duration>
    <meta:editing-cycles>16</meta:editing-cycles>
    <meta:generator>LibreOffice/4.3.7.2$Linux_X86_64 LibreOffice_project/430m0$Build-2</meta:generator>
    <meta:document-statistic meta:object-count="25"/>
  </office:meta>
</office:document-meta>
</file>